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d4a9" officeooo:paragraph-rsid="0006d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Ant est bien install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ger Guillaume</meta:initial-creator>
    <meta:creation-date>2017-04-05T09:41:27.357006873</meta:creation-date>
    <dc:date>2017-04-05T09:42:32.486663423</dc:date>
    <dc:creator>Froger Guillaume</dc:creator>
    <meta:editing-duration>PT1M5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4.3.3.2$Linux_X86_64 LibreOffice_project/430m0$Build-2</meta:generator>
  </office:meta>
</office:document-meta>
</file>